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(" style:num-suffix=")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margin-top="0.0694in" fo:margin-bottom="0.0694in"/>
    </style:style>
    <style:style style:name="T4" style:parent-style-name="預設段落字型" style:family="text">
      <style:text-properties style:font-name="新細明體" style:font-name-asian="新細明體" fo:font-weight="bold" style:font-weight-asian="bold"/>
    </style:style>
    <style:style style:name="P5" style:parent-style-name="內文" style:family="paragraph">
      <style:paragraph-properties fo:text-align="center" fo:margin-top="0.0694in" fo:margin-bottom="0.0694in"/>
    </style:style>
    <style:style style:name="T6" style:parent-style-name="預設段落字型" style:family="text">
      <style:text-properties style:font-name="新細明體" style:font-name-asian="新細明體" fo:font-weight="bold" style:font-weight-asian="bold"/>
    </style:style>
    <style:style style:name="P7" style:parent-style-name="內文" style:family="paragraph">
      <style:paragraph-properties fo:text-align="center" fo:margin-top="0.0694in" fo:margin-bottom="0.0694in"/>
    </style:style>
    <style:style style:name="T8" style:parent-style-name="預設段落字型" style:family="text">
      <style:text-properties style:font-name="新細明體" style:font-name-asian="新細明體" fo:font-weight="bold" style:font-weight-asian="bold" fo:letter-spacing="0.0277in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新細明體" style:font-name-asian="新細明體" fo:font-weight="bold" style:font-weight-asian="bold" fo:letter-spacing="0.0277in" style:text-underline-type="single" style:text-underline-style="solid" style:text-underline-width="auto" style:text-underline-mode="continuous"/>
    </style:style>
    <style:style style:name="P10" style:parent-style-name="內文" style:family="paragraph">
      <style:paragraph-properties fo:margin-bottom="0.0833in" fo:line-height="115%"/>
    </style:style>
    <style:style style:name="T11" style:parent-style-name="預設段落字型" style:family="text">
      <style:text-properties style:font-name="新細明體" style:font-name-asian="新細明體" fo:font-weight="bold" style:font-weight-asian="bold"/>
    </style:style>
    <style:style style:name="T12" style:parent-style-name="預設段落字型" style:family="text">
      <style:text-properties style:font-name="新細明體" style:font-name-asian="新細明體" fo:font-weight="bold" style:font-weight-asian="bold"/>
    </style:style>
    <style:style style:name="T13" style:parent-style-name="預設段落字型" style:family="text">
      <style:text-properties style:font-name="新細明體" style:font-name-asian="新細明體" fo:font-weight="bold" style:font-weight-asian="bold"/>
    </style:style>
    <style:style style:name="T14" style:parent-style-name="預設段落字型" style:family="text">
      <style:text-properties style:font-name="新細明體" style:font-name-asian="新細明體" style:font-name-complex="新細明體"/>
    </style:style>
    <style:style style:name="T15" style:parent-style-name="預設段落字型" style:family="text">
      <style:text-properties style:font-name="新細明體" style:font-name-asian="新細明體" style:font-name-complex="新細明體"/>
    </style:style>
    <style:style style:name="T16" style:parent-style-name="預設段落字型" style:family="text">
      <style:text-properties style:font-name="新細明體" style:font-name-asian="新細明體" style:font-name-complex="新細明體"/>
    </style:style>
    <style:style style:name="T17" style:parent-style-name="預設段落字型" style:family="text">
      <style:text-properties style:font-name="新細明體" style:font-name-asian="新細明體" style:font-name-complex="新細明體"/>
    </style:style>
    <style:style style:name="T18" style:parent-style-name="預設段落字型" style:family="text">
      <style:text-properties style:font-name="新細明體" style:font-name-asian="新細明體" style:font-name-complex="新細明體"/>
    </style:style>
    <style:style style:name="T19" style:parent-style-name="預設段落字型" style:family="text">
      <style:text-properties style:font-name="新細明體" style:font-name-asian="新細明體" style:font-name-complex="新細明體"/>
    </style:style>
    <style:style style:name="T20" style:parent-style-name="預設段落字型" style:family="text">
      <style:text-properties style:font-name="新細明體" style:font-name-asian="新細明體" style:font-name-complex="新細明體"/>
    </style:style>
    <style:style style:name="T21" style:parent-style-name="預設段落字型" style:family="text">
      <style:text-properties style:font-name="新細明體" style:font-name-asian="新細明體" style:font-name-complex="新細明體"/>
    </style:style>
    <style:style style:name="T22" style:parent-style-name="預設段落字型" style:family="text">
      <style:text-properties style:font-name="新細明體" style:font-name-asian="新細明體" style:font-name-complex="新細明體"/>
    </style:style>
    <style:style style:name="T23" style:parent-style-name="預設段落字型" style:family="text">
      <style:text-properties style:font-name="新細明體" style:font-name-asian="新細明體" style:font-name-complex="新細明體"/>
    </style:style>
    <style:style style:name="T24" style:parent-style-name="預設段落字型" style:family="text">
      <style:text-properties style:font-name="新細明體" style:font-name-asian="新細明體" style:font-name-complex="新細明體"/>
    </style:style>
    <style:style style:name="T25" style:parent-style-name="預設段落字型" style:family="text">
      <style:text-properties style:font-name="新細明體" style:font-name-asian="新細明體" style:font-name-complex="新細明體"/>
    </style:style>
    <style:style style:name="T26" style:parent-style-name="預設段落字型" style:family="text">
      <style:text-properties style:font-name="新細明體" style:font-name-asian="新細明體"/>
    </style:style>
    <style:style style:name="T27" style:parent-style-name="預設段落字型" style:family="text">
      <style:text-properties style:font-name="新細明體" style:font-name-asian="新細明體" fo:font-weight="bold" style:font-weight-asian="bold"/>
    </style:style>
    <style:style style:name="T28" style:parent-style-name="預設段落字型" style:family="text">
      <style:text-properties style:font-name="新細明體" style:font-name-asian="新細明體" fo:font-weight="bold" style:font-weight-asian="bold"/>
    </style:style>
    <style:style style:name="T29" style:parent-style-name="預設段落字型" style:family="text">
      <style:text-properties style:font-name="新細明體" style:font-name-asian="新細明體" fo:font-weight="bold" style:font-weight-asian="bold"/>
    </style:style>
    <style:style style:name="T30" style:parent-style-name="預設段落字型" style:family="text">
      <style:text-properties style:font-name="新細明體" style:font-name-asian="新細明體"/>
    </style:style>
    <style:style style:name="T31" style:parent-style-name="預設段落字型" style:family="text">
      <style:text-properties style:font-name="新細明體"/>
    </style:style>
    <style:style style:name="T32" style:parent-style-name="預設段落字型" style:family="text">
      <style:text-properties style:font-name="新細明體" style:font-name-asian="新細明體"/>
    </style:style>
    <style:style style:name="T33" style:parent-style-name="預設段落字型" style:family="text">
      <style:text-properties style:font-name="新細明體"/>
    </style:style>
    <style:style style:name="T34" style:parent-style-name="預設段落字型" style:family="text">
      <style:text-properties style:font-name="新細明體" style:font-name-asian="新細明體"/>
    </style:style>
    <style:style style:name="T35" style:parent-style-name="預設段落字型" style:family="text">
      <style:text-properties style:font-name="新細明體" style:font-name-asian="新細明體" fo:font-weight="bold" style:font-weight-asian="bold"/>
    </style:style>
    <style:style style:name="T36" style:parent-style-name="預設段落字型" style:family="text">
      <style:text-properties style:font-name="新細明體" style:font-name-asian="新細明體" fo:font-weight="bold" style:font-weight-asian="bold"/>
    </style:style>
    <style:style style:name="T37" style:parent-style-name="預設段落字型" style:family="text">
      <style:text-properties style:font-name="新細明體" style:font-name-asian="新細明體" fo:font-weight="bold" style:font-weight-asian="bold"/>
    </style:style>
    <style:style style:name="T38" style:parent-style-name="預設段落字型" style:family="text">
      <style:text-properties style:font-name="新細明體" style:font-name-asian="新細明體" style:font-name-complex="新細明體"/>
    </style:style>
    <style:style style:name="T39" style:parent-style-name="預設段落字型" style:family="text">
      <style:text-properties style:font-name="新細明體" style:font-name-asian="新細明體" style:font-name-complex="新細明體"/>
    </style:style>
    <style:style style:name="T40" style:parent-style-name="預設段落字型" style:family="text">
      <style:text-properties style:font-name="新細明體" style:font-name-complex="新細明體"/>
    </style:style>
    <style:style style:name="T41" style:parent-style-name="預設段落字型" style:family="text">
      <style:text-properties style:font-name="新細明體" style:font-name-complex="新細明體"/>
    </style:style>
    <style:style style:name="T42" style:parent-style-name="預設段落字型" style:family="text">
      <style:text-properties style:font-name="新細明體" style:font-name-asian="新細明體" style:font-name-complex="新細明體"/>
    </style:style>
    <style:style style:name="T43" style:parent-style-name="預設段落字型" style:family="text">
      <style:text-properties style:font-name="新細明體" style:font-name-asian="新細明體" style:font-name-complex="新細明體"/>
    </style:style>
    <style:style style:name="T44" style:parent-style-name="預設段落字型" style:family="text">
      <style:text-properties style:font-name="新細明體" style:font-name-asian="新細明體" style:font-name-complex="新細明體"/>
    </style:style>
    <style:style style:name="T45" style:parent-style-name="預設段落字型" style:family="text">
      <style:text-properties style:font-name="新細明體" style:font-name-complex="新細明體"/>
    </style:style>
    <style:style style:name="P46" style:parent-style-name="內文" style:family="paragraph">
      <style:paragraph-properties fo:text-align="center"/>
    </style:style>
    <style:style style:name="T47" style:parent-style-name="預設段落字型" style:family="text">
      <style:text-properties style:font-name="新細明體" style:font-name-asian="新細明體" fo:font-weight="bold" style:font-weight-asian="bold" fo:letter-spacing="0.0416in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新細明體" style:font-name-asian="新細明體" style:font-name-complex="新細明體" fo:font-weight="bold" style:font-weight-asian="bold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新細明體" style:font-name-asian="新細明體" style:font-name-complex="新細明體" fo:font-weight="bold" style:font-weight-asian="bold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54" style:family="table-column">
      <style:table-column-properties style:column-width="0.4888in"/>
    </style:style>
    <style:style style:name="TableColumn55" style:family="table-column">
      <style:table-column-properties style:column-width="5.0201in"/>
    </style:style>
    <style:style style:name="TableColumn56" style:family="table-column">
      <style:table-column-properties style:column-width="1.0798in"/>
    </style:style>
    <style:style style:name="Table53" style:family="table">
      <style:table-properties style:width="6.5888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內文" style:family="paragraph">
      <style:paragraph-properties fo:margin-top="0.0694in" fo:margin-bottom="0.0694in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內文" style:family="paragraph">
      <style:paragraph-properties fo:margin-top="0.0694in" fo:margin-bottom="0.0694in"/>
    </style:style>
    <style:style style:name="T62" style:parent-style-name="預設段落字型" style:family="text">
      <style:text-properties style:font-name="新細明體" style:font-name-asian="新細明體" style:font-name-complex="新細明體"/>
    </style:style>
    <style:style style:name="T63" style:parent-style-name="預設段落字型" style:family="text">
      <style:text-properties style:font-name="新細明體" style:font-name-complex="新細明體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內文" style:family="paragraph">
      <style:paragraph-properties fo:margin-top="0.0694in" fo:margin-bottom="0.069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內文" style:family="paragraph">
      <style:paragraph-properties fo:margin-top="0.0694in" fo:margin-bottom="0.0694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內文" style:family="paragraph">
      <style:paragraph-properties fo:margin-top="0.0694in" fo:margin-bottom="0.0694in"/>
    </style:style>
    <style:style style:name="T71" style:parent-style-name="預設段落字型" style:family="text">
      <style:text-properties style:font-name="新細明體" style:font-name-asian="新細明體" style:font-name-complex="新細明體"/>
    </style:style>
    <style:style style:name="T72" style:parent-style-name="預設段落字型" style:family="text">
      <style:text-properties style:font-name="新細明體" style:font-name-asian="新細明體" style:font-name-complex="新細明體"/>
    </style:style>
    <style:style style:name="T73" style:parent-style-name="預設段落字型" style:family="text">
      <style:text-properties style:font-name="新細明體" style:font-name-asian="新細明體" style:font-name-complex="新細明體"/>
    </style:style>
    <style:style style:name="T74" style:parent-style-name="預設段落字型" style:family="text">
      <style:text-properties style:font-name="新細明體" style:font-name-asian="新細明體" style:font-name-complex="新細明體"/>
    </style:style>
    <style:style style:name="T75" style:parent-style-name="預設段落字型" style:family="text">
      <style:text-properties style:font-name="新細明體" style:font-name-complex="新細明體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內文" style:family="paragraph">
      <style:paragraph-properties fo:margin-top="0.0694in" fo:margin-bottom="0.0694in"/>
    </style:style>
    <style:style style:name="T78" style:parent-style-name="預設段落字型" style:family="text">
      <style:text-properties style:font-name="新細明體" style:font-name-asian="新細明體" style:font-name-complex="新細明體"/>
    </style:style>
    <style:style style:name="T79" style:parent-style-name="預設段落字型" style:family="text">
      <style:text-properties style:font-name="新細明體" style:font-name-asian="新細明體" style:font-name-complex="新細明體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內文" style:family="paragraph">
      <style:paragraph-properties fo:margin-top="0.0694in" fo:margin-bottom="0.0694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T84" style:parent-style-name="預設段落字型" style:family="text">
      <style:text-properties style:font-name="新細明體" style:font-name-asian="新細明體" style:font-name-complex="新細明體"/>
    </style:style>
    <style:style style:name="T85" style:parent-style-name="預設段落字型" style:family="text">
      <style:text-properties style:font-name="新細明體" style:font-name-asian="新細明體" style:font-name-complex="新細明體"/>
    </style:style>
    <style:style style:name="T86" style:parent-style-name="預設段落字型" style:family="text">
      <style:text-properties style:font-name="新細明體" style:font-name-asian="新細明體" style:font-name-complex="新細明體"/>
    </style:style>
    <style:style style:name="T87" style:parent-style-name="預設段落字型" style:family="text">
      <style:text-properties style:font-name="新細明體" style:font-name-asian="新細明體" style:font-name-complex="新細明體"/>
    </style:style>
    <style:style style:name="T88" style:parent-style-name="預設段落字型" style:family="text">
      <style:text-properties style:font-name="新細明體" style:font-name-asian="新細明體" style:font-name-complex="新細明體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內文" style:family="paragraph">
      <style:paragraph-properties fo:margin-top="0.0694in" fo:margin-bottom="0.0694in"/>
    </style:style>
    <style:style style:name="T91" style:parent-style-name="預設段落字型" style:family="text">
      <style:text-properties style:font-name="新細明體" style:font-name-asian="新細明體" style:font-name-complex="新細明體"/>
    </style:style>
    <style:style style:name="T92" style:parent-style-name="預設段落字型" style:family="text">
      <style:text-properties style:font-name="新細明體" style:font-name-asian="新細明體" style:font-name-complex="新細明體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內文" style:family="paragraph">
      <style:paragraph-properties fo:margin-top="0.0694in" fo:margin-bottom="0.0694in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T97" style:parent-style-name="預設段落字型" style:family="text">
      <style:text-properties style:font-name="新細明體" style:font-name-asian="新細明體" style:font-name-complex="新細明體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內文" style:family="paragraph">
      <style:paragraph-properties fo:margin-top="0.0694in" fo:margin-bottom="0.0694in"/>
    </style:style>
    <style:style style:name="T100" style:parent-style-name="預設段落字型" style:family="text">
      <style:text-properties style:font-name="新細明體" style:font-name-asian="新細明體" style:font-name-complex="新細明體"/>
    </style:style>
    <style:style style:name="T101" style:parent-style-name="預設段落字型" style:family="text">
      <style:text-properties style:font-name="新細明體" style:font-name-asian="新細明體" style:font-name-complex="新細明體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內文" style:family="paragraph">
      <style:paragraph-properties fo:margin-top="0.0694in" fo:margin-bottom="0.0694in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內文" style:family="paragraph">
      <style:paragraph-properties fo:margin-top="0.0694in" fo:margin-bottom="0.0694in"/>
    </style:style>
    <style:style style:name="T107" style:parent-style-name="預設段落字型" style:family="text">
      <style:text-properties style:font-name="新細明體" style:font-name-asian="新細明體" style:text-underline-type="single" style:text-underline-style="solid" style:text-underline-width="auto" style:text-underline-mode="continuous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內文" style:family="paragraph">
      <style:paragraph-properties fo:margin-top="0.0694in" fo:margin-bottom="0.069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內文" style:family="paragraph">
      <style:paragraph-properties fo:margin-top="0.0694in" fo:margin-bottom="0.0694in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內文" style:family="paragraph">
      <style:paragraph-properties fo:margin-left="1in" fo:text-indent="-1in">
        <style:tab-stops/>
      </style:paragraph-properties>
    </style:style>
    <style:style style:name="T115" style:parent-style-name="預設段落字型" style:family="text">
      <style:text-properties style:font-name="新細明體" style:font-name-asian="新細明體" style:font-name-complex="新細明體"/>
    </style:style>
    <style:style style:name="T116" style:parent-style-name="預設段落字型" style:family="text">
      <style:text-properties style:font-name="新細明體" style:font-name-asian="新細明體" style:font-name-complex="新細明體"/>
    </style:style>
    <style:style style:name="T117" style:parent-style-name="預設段落字型" style:family="text">
      <style:text-properties style:font-name="新細明體" style:font-name-asian="新細明體" style:font-name-complex="新細明體"/>
    </style:style>
    <style:style style:name="T118" style:parent-style-name="預設段落字型" style:family="text">
      <style:text-properties style:font-name="新細明體" style:font-name-asian="新細明體" style:font-name-complex="新細明體"/>
    </style:style>
    <style:style style:name="T119" style:parent-style-name="預設段落字型" style:family="text">
      <style:text-properties style:font-name="新細明體" style:font-name-asian="新細明體" style:font-name-complex="新細明體"/>
    </style:style>
    <style:style style:name="P120" style:parent-style-name="內文" style:family="paragraph">
      <style:paragraph-properties fo:text-indent="0.8333in"/>
    </style:style>
    <style:style style:name="T121" style:parent-style-name="預設段落字型" style:family="text">
      <style:text-properties style:font-name="新細明體" style:font-name-asian="新細明體" style:font-name-complex="新細明體"/>
    </style:style>
    <style:style style:name="P122" style:parent-style-name="內文" style:family="paragraph">
      <style:paragraph-properties fo:text-indent="1.0833in"/>
    </style:style>
    <style:style style:name="T123" style:parent-style-name="預設段落字型" style:family="text">
      <style:text-properties style:font-name="新細明體" style:font-name-asian="新細明體" style:font-name-complex="新細明體"/>
    </style:style>
    <style:style style:name="T124" style:parent-style-name="預設段落字型" style:family="text">
      <style:text-properties style:font-name="新細明體" style:font-name-asian="新細明體" style:font-name-complex="新細明體"/>
    </style:style>
    <style:style style:name="P125" style:parent-style-name="內文" style:family="paragraph">
      <style:paragraph-properties fo:text-indent="0.8333in"/>
    </style:style>
    <style:style style:name="T126" style:parent-style-name="預設段落字型" style:family="text">
      <style:text-properties style:font-name="新細明體" style:font-name-asian="新細明體" style:font-name-complex="新細明體"/>
    </style:style>
    <style:style style:name="P127" style:parent-style-name="內文" style:family="paragraph">
      <style:paragraph-properties fo:text-indent="1.0833in"/>
    </style:style>
    <style:style style:name="T128" style:parent-style-name="預設段落字型" style:family="text">
      <style:text-properties style:font-name="新細明體" style:font-name-asian="新細明體" style:font-name-complex="新細明體"/>
    </style:style>
    <style:style style:name="T129" style:parent-style-name="預設段落字型" style:family="text">
      <style:text-properties style:font-name="新細明體" style:font-name-asian="新細明體" style:font-name-complex="新細明體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內文" style:family="paragraph">
      <style:paragraph-properties fo:margin-top="0.0694in" fo:margin-bottom="0.0694in"/>
    </style:style>
    <style:style style:name="T132" style:parent-style-name="預設段落字型" style:family="text">
      <style:text-properties style:font-name="新細明體" style:font-name-asian="新細明體" style:font-name-complex="新細明體"/>
    </style:style>
    <style:style style:name="T133" style:parent-style-name="預設段落字型" style:family="text">
      <style:text-properties style:font-name="新細明體" style:font-name-asian="新細明體" style:font-name-complex="新細明體"/>
    </style:style>
    <style:style style:name="P134" style:parent-style-name="內文" style:family="paragraph">
      <style:paragraph-properties fo:margin-top="0.0694in" fo:margin-bottom="0.0694in"/>
    </style:style>
    <style:style style:name="T135" style:parent-style-name="預設段落字型" style:family="text">
      <style:text-properties style:font-name="新細明體" style:font-name-asian="新細明體" style:font-name-complex="新細明體"/>
    </style:style>
    <style:style style:name="T136" style:parent-style-name="預設段落字型" style:family="text">
      <style:text-properties style:font-name="新細明體" style:font-name-asian="新細明體" style:font-name-complex="新細明體"/>
    </style:style>
    <style:style style:name="P137" style:parent-style-name="內文" style:family="paragraph">
      <style:paragraph-properties fo:margin-top="0.0694in" fo:margin-bottom="0.0694in"/>
    </style:style>
    <style:style style:name="T138" style:parent-style-name="預設段落字型" style:family="text">
      <style:text-properties style:font-name="新細明體" style:font-name-asian="新細明體" style:font-name-complex="新細明體"/>
    </style:style>
    <style:style style:name="T139" style:parent-style-name="預設段落字型" style:family="text">
      <style:text-properties style:font-name="新細明體" style:font-name-asian="新細明體" style:font-name-complex="新細明體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內文" style:family="paragraph">
      <style:paragraph-properties fo:margin-top="0.0694in" fo:margin-bottom="0.0694in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T144" style:parent-style-name="預設段落字型" style:family="text">
      <style:text-properties style:font-name="新細明體" style:font-name-asian="新細明體" style:font-name-complex="新細明體"/>
    </style:style>
    <style:style style:name="T145" style:parent-style-name="預設段落字型" style:family="text">
      <style:text-properties style:font-name="新細明體" style:font-name-asian="新細明體" style:font-name-complex="新細明體"/>
    </style:style>
    <style:style style:name="T146" style:parent-style-name="預設段落字型" style:family="text">
      <style:text-properties style:font-name="新細明體" style:font-name-asian="新細明體" style:font-name-complex="新細明體"/>
    </style:style>
    <style:style style:name="T147" style:parent-style-name="預設段落字型" style:family="text">
      <style:text-properties style:font-name="新細明體" style:font-name-asian="新細明體" style:font-name-complex="新細明體"/>
    </style:style>
    <style:style style:name="T148" style:parent-style-name="預設段落字型" style:family="text">
      <style:text-properties style:font-name="新細明體" style:font-name-asian="新細明體" style:font-name-complex="新細明體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T150" style:parent-style-name="預設段落字型" style:family="text">
      <style:text-properties style:font-name="新細明體" style:font-name-asian="新細明體" style:font-name-complex="新細明體"/>
    </style:style>
    <style:style style:name="T151" style:parent-style-name="預設段落字型" style:family="text">
      <style:text-properties style:font-name="新細明體" style:font-name-asian="新細明體" style:font-name-complex="新細明體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內文" style:family="paragraph">
      <style:paragraph-properties fo:margin-top="0.0694in" fo:margin-bottom="0.0694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內文" style:family="paragraph">
      <style:text-properties style:font-name="新細明體" style:font-name-asian="新細明體" style:font-name-complex="新細明體"/>
    </style:style>
    <style:style style:name="T157" style:parent-style-name="預設段落字型" style:family="text">
      <style:text-properties style:font-name="新細明體" style:font-name-asian="新細明體" style:font-name-complex="新細明體"/>
    </style:style>
    <style:style style:name="T158" style:parent-style-name="預設段落字型" style:family="text">
      <style:text-properties style:font-name="新細明體" style:font-name-asian="新細明體" style:font-name-complex="新細明體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T160" style:parent-style-name="預設段落字型" style:family="text">
      <style:text-properties style:font-name="新細明體" style:font-name-asian="新細明體" style:font-name-complex="新細明體"/>
    </style:style>
    <style:style style:name="T161" style:parent-style-name="預設段落字型" style:family="text">
      <style:text-properties style:font-name="新細明體" style:font-name-asian="新細明體" style:font-name-complex="新細明體"/>
    </style:style>
    <style:style style:name="P162" style:parent-style-name="內文" style:family="paragraph">
      <style:paragraph-properties fo:margin-top="0.0694in" fo:margin-bottom="0.0694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內文" style:family="paragraph">
      <style:paragraph-properties fo:margin-top="0.0694in" fo:margin-bottom="0.0694in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T167" style:parent-style-name="預設段落字型" style:family="text">
      <style:text-properties style:font-name="新細明體" style:font-name-asian="新細明體" style:font-name-complex="新細明體"/>
    </style:style>
    <style:style style:name="T168" style:parent-style-name="預設段落字型" style:family="text">
      <style:text-properties style:font-name="新細明體" style:font-name-asian="新細明體" style:font-name-complex="新細明體"/>
    </style:style>
    <style:style style:name="T169" style:parent-style-name="預設段落字型" style:family="text">
      <style:text-properties style:font-name="新細明體" style:font-name-asian="新細明體" style:font-name-complex="新細明體"/>
    </style:style>
    <style:style style:name="T170" style:parent-style-name="預設段落字型" style:family="text">
      <style:text-properties style:font-name="新細明體" style:font-name-asian="新細明體" style:font-name-complex="新細明體"/>
    </style:style>
    <style:style style:name="P171" style:parent-style-name="內文" style:family="paragraph">
      <style:text-properties style:font-name="新細明體" style:font-name-asian="新細明體" style:font-name-complex="新細明體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T173" style:parent-style-name="預設段落字型" style:family="text">
      <style:text-properties style:font-name="新細明體" style:font-name-asian="新細明體" style:font-name-complex="新細明體"/>
    </style:style>
    <style:style style:name="T174" style:parent-style-name="預設段落字型" style:family="text">
      <style:text-properties style:font-name="新細明體" style:font-name-asian="新細明體" style:font-name-complex="新細明體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內文" style:family="paragraph">
      <style:paragraph-properties fo:margin-top="0.0694in" fo:margin-bottom="0.0694in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T179" style:parent-style-name="預設段落字型" style:family="text">
      <style:text-properties style:font-name="新細明體" style:font-name-asian="新細明體" style:font-name-complex="新細明體"/>
    </style:style>
    <style:style style:name="T180" style:parent-style-name="預設段落字型" style:family="text">
      <style:text-properties style:font-name="新細明體" style:font-name-asian="新細明體" style:font-name-complex="新細明體"/>
    </style:style>
    <style:style style:name="T181" style:parent-style-name="預設段落字型" style:family="text">
      <style:text-properties style:font-name="新細明體" style:font-name-asian="新細明體" style:font-name-complex="新細明體"/>
    </style:style>
    <style:style style:name="P182" style:parent-style-name="內文" style:family="paragraph">
      <style:text-properties style:font-name="新細明體" style:font-name-asian="新細明體" style:font-name-complex="新細明體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T184" style:parent-style-name="預設段落字型" style:family="text">
      <style:text-properties style:font-name="新細明體" style:font-name-asian="新細明體" style:font-name-complex="新細明體"/>
    </style:style>
    <style:style style:name="T185" style:parent-style-name="預設段落字型" style:family="text">
      <style:text-properties style:font-name="新細明體" style:font-name-asian="新細明體" style:font-name-complex="新細明體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內文" style:family="paragraph">
      <style:paragraph-properties fo:margin-top="0.0694in" fo:margin-bottom="0.0694in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T190" style:parent-style-name="預設段落字型" style:family="text">
      <style:text-properties style:font-name="新細明體" style:font-name-asian="新細明體" style:font-name-complex="新細明體"/>
    </style:style>
    <style:style style:name="T191" style:parent-style-name="預設段落字型" style:family="text">
      <style:text-properties style:font-name="新細明體" style:font-name-asian="新細明體" style:font-name-complex="新細明體"/>
    </style:style>
    <style:style style:name="T192" style:parent-style-name="預設段落字型" style:family="text">
      <style:text-properties style:font-name="新細明體" style:font-name-asian="新細明體" style:font-name-complex="新細明體"/>
    </style:style>
    <style:style style:name="T193" style:parent-style-name="預設段落字型" style:family="text">
      <style:text-properties style:font-name="新細明體" style:font-name-asian="新細明體" style:font-name-complex="新細明體"/>
    </style:style>
    <style:style style:name="P194" style:parent-style-name="內文" style:family="paragraph">
      <style:text-properties style:font-name="新細明體" style:font-name-asian="新細明體" style:font-name-complex="新細明體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T196" style:parent-style-name="預設段落字型" style:family="text">
      <style:text-properties style:font-name="新細明體" style:font-name-asian="新細明體" style:font-name-complex="新細明體"/>
    </style:style>
    <style:style style:name="T197" style:parent-style-name="預設段落字型" style:family="text">
      <style:text-properties style:font-name="新細明體" style:font-name-asian="新細明體" style:font-name-complex="新細明體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內文" style:family="paragraph">
      <style:paragraph-properties fo:margin-top="0.0694in" fo:margin-bottom="0.0694in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T202" style:parent-style-name="預設段落字型" style:family="text">
      <style:text-properties style:font-name="新細明體" style:font-name-asian="新細明體" style:font-name-complex="新細明體"/>
    </style:style>
    <style:style style:name="T203" style:parent-style-name="預設段落字型" style:family="text">
      <style:text-properties style:font-name="新細明體" style:font-name-asian="新細明體" style:font-name-complex="新細明體"/>
    </style:style>
    <style:style style:name="T204" style:parent-style-name="預設段落字型" style:family="text">
      <style:text-properties style:font-name="新細明體" style:font-name-asian="新細明體" style:font-name-complex="新細明體"/>
    </style:style>
    <style:style style:name="P205" style:parent-style-name="內文" style:family="paragraph">
      <style:text-properties style:font-name="新細明體" style:font-name-asian="新細明體" style:font-name-complex="新細明體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T207" style:parent-style-name="預設段落字型" style:family="text">
      <style:text-properties style:font-name="新細明體" style:font-name-asian="新細明體" style:font-name-complex="新細明體"/>
    </style:style>
    <style:style style:name="T208" style:parent-style-name="預設段落字型" style:family="text">
      <style:text-properties style:font-name="新細明體" style:font-name-asian="新細明體" style:font-name-complex="新細明體"/>
    </style:style>
    <style:style style:name="TableRow209" style:family="table-row">
      <style:table-row-properties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內文" style:family="paragraph">
      <style:paragraph-properties fo:margin-top="0.0694in" fo:margin-bottom="0.0694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T213" style:parent-style-name="預設段落字型" style:family="text">
      <style:text-properties style:font-name="新細明體" style:font-name-asian="新細明體" style:font-name-complex="新細明體"/>
    </style:style>
    <style:style style:name="T214" style:parent-style-name="預設段落字型" style:family="text">
      <style:text-properties style:font-name="新細明體" style:font-name-asian="新細明體" style:font-name-complex="新細明體"/>
    </style:style>
    <style:style style:name="T215" style:parent-style-name="預設段落字型" style:family="text">
      <style:text-properties style:font-name="新細明體" style:font-name-asian="新細明體" style:font-name-complex="新細明體"/>
    </style:style>
    <style:style style:name="T216" style:parent-style-name="預設段落字型" style:family="text">
      <style:text-properties style:font-name="新細明體" style:font-name-asian="新細明體" style:font-name-complex="新細明體"/>
    </style:style>
    <style:style style:name="P217" style:parent-style-name="內文" style:family="paragraph">
      <style:text-properties style:font-name="新細明體" style:font-name-asian="新細明體" style:font-name-complex="新細明體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T219" style:parent-style-name="預設段落字型" style:family="text">
      <style:text-properties style:font-name="新細明體" style:font-name-asian="新細明體" style:font-name-complex="新細明體"/>
    </style:style>
    <style:style style:name="T220" style:parent-style-name="預設段落字型" style:family="text">
      <style:text-properties style:font-name="新細明體" style:font-name-asian="新細明體" style:font-name-complex="新細明體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內文" style:family="paragraph">
      <style:paragraph-properties fo:margin-top="0.0694in" fo:margin-bottom="0.0694in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T225" style:parent-style-name="預設段落字型" style:family="text">
      <style:text-properties style:font-name="新細明體" style:font-name-asian="新細明體" style:font-name-complex="新細明體"/>
    </style:style>
    <style:style style:name="T226" style:parent-style-name="預設段落字型" style:family="text">
      <style:text-properties style:font-name="新細明體" style:font-name-asian="新細明體" style:font-name-complex="新細明體"/>
    </style:style>
    <style:style style:name="T227" style:parent-style-name="預設段落字型" style:family="text">
      <style:text-properties style:font-name="新細明體" style:font-name-asian="新細明體" style:font-name-complex="新細明體"/>
    </style:style>
    <style:style style:name="T228" style:parent-style-name="預設段落字型" style:family="text">
      <style:text-properties style:font-name="新細明體" style:font-name-asian="新細明體" style:font-name-complex="新細明體"/>
    </style:style>
    <style:style style:name="P229" style:parent-style-name="內文" style:family="paragraph">
      <style:text-properties style:font-name="新細明體" style:font-name-asian="新細明體" style:font-name-complex="新細明體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T231" style:parent-style-name="預設段落字型" style:family="text">
      <style:text-properties style:font-name="新細明體" style:font-name-asian="新細明體" style:font-name-complex="新細明體"/>
    </style:style>
    <style:style style:name="T232" style:parent-style-name="預設段落字型" style:family="text">
      <style:text-properties style:font-name="新細明體" style:font-name-asian="新細明體" style:font-name-complex="新細明體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內文" style:family="paragraph">
      <style:paragraph-properties fo:margin-top="0.0694in" fo:margin-bottom="0.0694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T237" style:parent-style-name="預設段落字型" style:family="text">
      <style:text-properties style:font-name="新細明體" style:font-name-asian="新細明體" style:font-name-complex="新細明體"/>
    </style:style>
    <style:style style:name="P238" style:parent-style-name="清單段落" style:list-style-name="LFO1" style:family="paragraph"/>
    <style:style style:name="T239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40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41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42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43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44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45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P246" style:parent-style-name="清單段落" style:list-style-name="LFO1" style:family="paragraph">
      <style:paragraph-properties style:vertical-align="auto" fo:margin-bottom="0in" fo:line-height="100%"/>
    </style:style>
    <style:style style:name="T247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48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49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50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51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52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53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54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55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P256" style:parent-style-name="清單段落" style:list-style-name="LFO1" style:family="paragraph">
      <style:paragraph-properties style:vertical-align="auto" fo:margin-bottom="0in" fo:line-height="100%"/>
    </style:style>
    <style:style style:name="T257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58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59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60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61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62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63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P264" style:parent-style-name="清單段落" style:list-style-name="LFO1" style:family="paragraph">
      <style:paragraph-properties style:vertical-align="auto" fo:margin-bottom="0in" fo:line-height="100%"/>
    </style:style>
    <style:style style:name="T265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66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67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68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69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70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71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72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P273" style:parent-style-name="清單段落" style:list-style-name="LFO1" style:family="paragraph">
      <style:paragraph-properties style:vertical-align="auto" fo:margin-bottom="0in" fo:line-height="100%"/>
    </style:style>
    <style:style style:name="T274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75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76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77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78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79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80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P281" style:parent-style-name="清單段落" style:list-style-name="LFO1" style:family="paragraph"/>
    <style:style style:name="T282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83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84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85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86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287" style:parent-style-name="預設段落字型" style:family="text">
      <style:text-properties style:font-name="新細明體" style:font-name-complex="新細明體" fo:font-size="12pt" style:font-size-asian="12pt" style:font-size-complex="12pt"/>
    </style:style>
    <style:style style:name="T288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T290" style:parent-style-name="預設段落字型" style:family="text">
      <style:text-properties style:font-name="新細明體" style:font-name-asian="新細明體" style:font-name-complex="新細明體"/>
    </style:style>
    <style:style style:name="T291" style:parent-style-name="預設段落字型" style:family="text">
      <style:text-properties style:font-name="新細明體" style:font-name-asian="新細明體" style:font-name-complex="新細明體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內文" style:family="paragraph">
      <style:paragraph-properties fo:margin-top="0.0694in" fo:margin-bottom="0.0694in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T296" style:parent-style-name="預設段落字型" style:family="text">
      <style:text-properties style:font-name="新細明體" style:font-name-asian="新細明體" style:font-name-complex="新細明體"/>
    </style:style>
    <style:style style:name="T297" style:parent-style-name="預設段落字型" style:family="text">
      <style:text-properties style:font-name="新細明體" style:font-name-asian="新細明體" style:font-name-complex="新細明體"/>
    </style:style>
    <style:style style:name="T298" style:parent-style-name="預設段落字型" style:family="text">
      <style:text-properties style:font-name="新細明體" style:font-name-asian="新細明體" style:font-name-complex="新細明體"/>
    </style:style>
    <style:style style:name="T299" style:parent-style-name="預設段落字型" style:family="text">
      <style:text-properties style:font-name="新細明體" style:font-name-asian="新細明體" style:font-name-complex="新細明體"/>
    </style:style>
    <style:style style:name="T300" style:parent-style-name="預設段落字型" style:family="text">
      <style:text-properties style:font-name="新細明體" style:font-name-asian="新細明體" style:font-name-complex="新細明體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T302" style:parent-style-name="預設段落字型" style:family="text">
      <style:text-properties style:font-name="新細明體" style:font-name-asian="新細明體" style:font-name-complex="新細明體"/>
    </style:style>
    <style:style style:name="T303" style:parent-style-name="預設段落字型" style:family="text">
      <style:text-properties style:font-name="新細明體" style:font-name-asian="新細明體" style:font-name-complex="新細明體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內文" style:family="paragraph">
      <style:paragraph-properties fo:margin-top="0.0694in" fo:margin-bottom="0.0694in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T308" style:parent-style-name="預設段落字型" style:family="text">
      <style:text-properties style:font-name="新細明體" style:font-name-asian="新細明體" style:font-name-complex="新細明體"/>
    </style:style>
    <style:style style:name="T309" style:parent-style-name="預設段落字型" style:family="text">
      <style:text-properties style:font-name="新細明體" style:font-name-asian="新細明體" style:font-name-complex="新細明體"/>
    </style:style>
    <style:style style:name="T310" style:parent-style-name="預設段落字型" style:family="text">
      <style:text-properties style:font-name="新細明體" style:font-name-asian="新細明體" style:font-name-complex="新細明體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T312" style:parent-style-name="預設段落字型" style:family="text">
      <style:text-properties style:font-name="新細明體" style:font-name-asian="新細明體" style:font-name-complex="新細明體"/>
    </style:style>
    <style:style style:name="T313" style:parent-style-name="預設段落字型" style:family="text">
      <style:text-properties style:font-name="新細明體" style:font-name-asian="新細明體" style:font-name-complex="新細明體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內文" style:family="paragraph">
      <style:paragraph-properties fo:margin-top="0.0694in" fo:margin-bottom="0.0694in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T318" style:parent-style-name="預設段落字型" style:family="text">
      <style:text-properties style:font-name="新細明體" style:font-name-asian="新細明體" style:font-name-complex="新細明體"/>
    </style:style>
    <style:style style:name="T319" style:parent-style-name="預設段落字型" style:family="text">
      <style:text-properties style:font-name="新細明體" style:font-name-asian="新細明體" style:font-name-complex="新細明體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P323" style:parent-style-name="內文" style:family="paragraph">
      <style:paragraph-properties fo:margin-top="0.0694in" fo:margin-bottom="0.0694in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T325" style:parent-style-name="預設段落字型" style:family="text">
      <style:text-properties style:font-name="新細明體" style:font-name-asian="新細明體" style:font-name-complex="新細明體"/>
    </style:style>
    <style:style style:name="T326" style:parent-style-name="預設段落字型" style:family="text">
      <style:text-properties style:font-name="新細明體" style:font-name-asian="新細明體" style:font-name-complex="新細明體"/>
    </style:style>
    <style:style style:name="T327" style:parent-style-name="預設段落字型" style:family="text">
      <style:text-properties style:font-name="新細明體" style:font-name-asian="新細明體" style:font-name-complex="新細明體"/>
    </style:style>
    <style:style style:name="T328" style:parent-style-name="預設段落字型" style:family="text">
      <style:text-properties style:font-name="新細明體" style:font-name-asian="新細明體" style:font-name-complex="新細明體"/>
    </style:style>
    <style:style style:name="T329" style:parent-style-name="預設段落字型" style:family="text">
      <style:text-properties style:font-name="新細明體" style:font-name-asian="新細明體" style:font-name-complex="新細明體"/>
    </style:style>
    <style:style style:name="T330" style:parent-style-name="預設段落字型" style:family="text">
      <style:text-properties style:font-name="新細明體" style:font-name-asian="新細明體" style:font-name-complex="新細明體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內文" style:family="paragraph">
      <style:paragraph-properties fo:margin-top="0.0694in" fo:margin-bottom="0.0694in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T336" style:parent-style-name="預設段落字型" style:family="text">
      <style:text-properties style:font-name="新細明體" style:font-name-asian="新細明體" style:font-name-complex="新細明體"/>
    </style:style>
    <style:style style:name="P337" style:parent-style-name="內文" style:family="paragraph">
      <style:text-properties style:font-name="新細明體" style:font-name-asian="新細明體" style:font-name-complex="新細明體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內文" style:family="paragraph">
      <style:paragraph-properties fo:margin-top="0.0694in" fo:margin-bottom="0.0694in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T343" style:parent-style-name="預設段落字型" style:family="text">
      <style:text-properties style:font-name="新細明體" style:font-name-asian="新細明體" style:font-name-complex="新細明體"/>
    </style:style>
    <style:style style:name="T344" style:parent-style-name="預設段落字型" style:family="text">
      <style:text-properties style:font-name="新細明體" style:font-name-asian="新細明體" style:font-name-complex="新細明體"/>
    </style:style>
    <style:style style:name="T345" style:parent-style-name="預設段落字型" style:family="text">
      <style:text-properties style:font-name="新細明體" style:font-name-asian="新細明體" style:font-name-complex="新細明體"/>
    </style:style>
    <style:style style:name="T346" style:parent-style-name="預設段落字型" style:family="text">
      <style:text-properties style:font-name="新細明體" style:font-name-asian="新細明體" style:font-name-complex="新細明體"/>
    </style:style>
    <style:style style:name="T347" style:parent-style-name="預設段落字型" style:family="text">
      <style:text-properties style:font-name="新細明體" style:font-name-asian="新細明體" style:font-name-complex="新細明體"/>
    </style:style>
    <style:style style:name="T348" style:parent-style-name="預設段落字型" style:family="text">
      <style:text-properties style:font-name="新細明體" style:font-name-asian="新細明體" style:font-name-complex="新細明體"/>
    </style:style>
    <style:style style:name="T349" style:parent-style-name="預設段落字型" style:family="text">
      <style:text-properties style:font-name="新細明體" style:font-name-asian="新細明體" style:font-name-complex="新細明體"/>
    </style:style>
    <style:style style:name="T350" style:parent-style-name="預設段落字型" style:family="text">
      <style:text-properties style:font-name="新細明體" style:font-name-asian="新細明體" style:font-name-complex="新細明體"/>
    </style:style>
    <style:style style:name="T351" style:parent-style-name="預設段落字型" style:family="text">
      <style:text-properties style:font-name="新細明體" style:font-name-asian="新細明體" style:font-name-complex="新細明體"/>
    </style:style>
    <style:style style:name="T352" style:parent-style-name="預設段落字型" style:family="text">
      <style:text-properties style:font-name="新細明體" style:font-name-asian="新細明體" style:font-name-complex="新細明體"/>
    </style:style>
    <style:style style:name="T353" style:parent-style-name="預設段落字型" style:family="text">
      <style:text-properties style:font-name="新細明體" style:font-name-asian="新細明體" style:font-name-complex="新細明體"/>
    </style:style>
    <style:style style:name="T354" style:parent-style-name="預設段落字型" style:family="text">
      <style:text-properties style:font-name="新細明體" style:font-name-asian="新細明體" style:font-name-complex="新細明體"/>
    </style:style>
    <style:style style:name="T355" style:parent-style-name="預設段落字型" style:family="text">
      <style:text-properties style:font-name="新細明體" style:font-name-asian="新細明體" style:font-name-complex="新細明體"/>
    </style:style>
    <style:style style:name="T356" style:parent-style-name="預設段落字型" style:family="text">
      <style:text-properties style:font-name="新細明體" style:font-name-asian="新細明體" style:font-name-complex="新細明體"/>
    </style:style>
    <style:style style:name="T357" style:parent-style-name="預設段落字型" style:family="text">
      <style:text-properties style:font-name="新細明體" style:font-name-asian="新細明體" style:font-name-complex="新細明體"/>
    </style:style>
    <style:style style:name="T358" style:parent-style-name="預設段落字型" style:family="text">
      <style:text-properties style:font-name="新細明體" style:font-name-asian="新細明體" style:font-name-complex="新細明體"/>
    </style:style>
    <style:style style:name="T359" style:parent-style-name="預設段落字型" style:family="text">
      <style:text-properties style:font-name="新細明體" style:font-name-asian="新細明體" style:font-name-complex="新細明體"/>
    </style:style>
    <style:style style:name="T360" style:parent-style-name="預設段落字型" style:family="text">
      <style:text-properties style:font-name="新細明體" style:font-name-asian="新細明體" style:font-name-complex="新細明體"/>
    </style:style>
    <style:style style:name="T361" style:parent-style-name="預設段落字型" style:family="text">
      <style:text-properties style:font-name="新細明體" style:font-name-asian="新細明體" style:font-name-complex="新細明體"/>
    </style:style>
    <style:style style:name="T362" style:parent-style-name="預設段落字型" style:family="text">
      <style:text-properties style:font-name="新細明體" style:font-name-asian="新細明體" style:font-name-complex="新細明體"/>
    </style:style>
    <style:style style:name="T363" style:parent-style-name="預設段落字型" style:family="text">
      <style:text-properties style:font-name="新細明體" style:font-name-asian="新細明體" style:font-name-complex="新細明體"/>
    </style:style>
    <style:style style:name="T364" style:parent-style-name="預設段落字型" style:family="text">
      <style:text-properties style:font-name="新細明體" style:font-name-asian="新細明體" style:font-name-complex="新細明體"/>
    </style:style>
    <style:style style:name="T365" style:parent-style-name="預設段落字型" style:family="text">
      <style:text-properties style:font-name="新細明體" style:font-name-asian="新細明體" style:font-name-complex="新細明體"/>
    </style:style>
    <style:style style:name="T366" style:parent-style-name="預設段落字型" style:family="text">
      <style:text-properties style:font-name="新細明體" style:font-name-asian="新細明體" style:font-name-complex="新細明體"/>
    </style:style>
    <style:style style:name="T367" style:parent-style-name="預設段落字型" style:family="text">
      <style:text-properties style:font-name="新細明體" style:font-name-asian="新細明體" style:font-name-complex="新細明體"/>
    </style:style>
    <style:style style:name="T368" style:parent-style-name="預設段落字型" style:family="text">
      <style:text-properties style:font-name="新細明體" style:font-name-asian="新細明體" style:font-name-complex="新細明體"/>
    </style:style>
    <style:style style:name="T369" style:parent-style-name="預設段落字型" style:family="text">
      <style:text-properties style:font-name="新細明體" style:font-name-asian="新細明體" style:font-name-complex="新細明體"/>
    </style:style>
    <style:style style:name="P370" style:parent-style-name="內文" style:family="paragraph">
      <style:text-properties style:font-name="新細明體" style:font-name-asian="新細明體" style:font-name-complex="新細明體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4">二零二零至二零二一年度</text:span></text:p>
      <text:p text:style-name="P5"><text:span text:style-name="T6">中西區區議會</text:span></text:p>
      <text:p text:style-name="P7"><text:span text:style-name="T8">第四次</text:span><text:span text:style-name="T9">會議</text:span></text:p>
      <text:p text:style-name="P10"><text:span text:style-name="T11">日</text:span><text:span text:style-name="T12"><text:s/></text:span><text:span text:style-name="T13">期：</text:span><text:span text:style-name="T14">二</text:span><text:s/>○<text:s/><text:span text:style-name="T15">二</text:span><text:s/>○<text:s/><text:span text:style-name="T16">年</text:span><text:s/><text:span text:style-name="T17">五</text:span><text:s/><text:span text:style-name="T18">月</text:span><text:s/><text:span text:style-name="T19">二</text:span><text:s/><text:span text:style-name="T20">十</text:span><text:s/><text:span text:style-name="T21">八</text:span><text:s/><text:span text:style-name="T22">日</text:span><text:s/>(<text:span text:style-name="T23">星</text:span><text:s/><text:span text:style-name="T24">期</text:span><text:s/><text:span text:style-name="T25">四</text:span><text:s/>)<text:span text:style-name="T26"><text:line-break/></text:span><text:span text:style-name="T27">時</text:span><text:span text:style-name="T28"><text:s/></text:span><text:span text:style-name="T29">間：</text:span><text:span text:style-name="T30">下午</text:span><text:span text:style-name="T31">一</text:span><text:span text:style-name="T32">時</text:span><text:span text:style-name="T33">正</text:span><text:span text:style-name="T34"><text:line-break/></text:span><text:span text:style-name="T35">地</text:span><text:span text:style-name="T36"><text:s/></text:span><text:span text:style-name="T37">點：</text:span><text:span text:style-name="T38">香港中環統一碼頭道</text:span><text:s/>38<text:s/><text:span text:style-name="T39">號</text:span><text:s/><text:line-break/><text:span text:style-name="T40"><text:s/></text:span><text:span text:style-name="T41"><text:s text:c="12"/></text:span><text:span text:style-name="T42">海港政府大樓</text:span><text:s/>14<text:s/><text:span text:style-name="T43">樓</text:span><text:s/><text:line-break/><text:s text:c="14"/><text:span text:style-name="T44">中西區區議會會議</text:span><text:span text:style-name="T45">室</text:span></text:p>
      <text:p text:style-name="P46"><text:span text:style-name="T47">議程</text:span><text:span text:style-name="T48">(</text:span><text:span text:style-name="T49">修</text:span><text:span text:style-name="T50"><text:s/></text:span><text:span text:style-name="T51">訂</text:span><text:span text:style-name="T52"><text:s/>)</text:span>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1.</text:p>
          </table:table-cell>
          <table:table-cell table:style-name="TableCell60">
            <text:p text:style-name="P61"><text:span text:style-name="T62">通過會議議</text:span><text:span text:style-name="T63">程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2.</text:p>
          </table:table-cell>
          <table:table-cell table:style-name="TableCell69">
            <text:p text:style-name="P70"><text:span text:style-name="T71">通過</text:span><text:s/><text:span text:style-name="T72">二</text:span>○<text:span text:style-name="T73">二</text:span>○<text:span text:style-name="T74">年三月十九日中西區區議會第三次會議會議紀</text:span><text:span text:style-name="T75">錄</text:span></text:p>
          </table:table-cell>
          <table:table-cell table:style-name="TableCell76">
            <text:p text:style-name="P77">(<text:span text:style-name="T78">約</text:span><text:s/>1<text:s/><text:span text:style-name="T79">分鐘</text:span>)</text:p>
          </table:table-cell>
        </table:table-row>
        <table:table-row table:style-name="TableRow80">
          <table:table-cell table:style-name="TableCell81">
            <text:p text:style-name="P82">3.</text:p>
          </table:table-cell>
          <table:table-cell table:style-name="TableCell83">
            <text:p text:style-name="內文"><text:span text:style-name="T84">中西區區議會第</text:span><text:s/><text:span text:style-name="T85">三</text:span><text:s/><text:span text:style-name="T86">次會議續議事項查察表</text:span><text:s/></text:p>
            <text:p text:style-name="內文">(<text:span text:style-name="T87">中西區區議會文件第</text:span><text:s/>89/2020<text:s/><text:span text:style-name="T88">號</text:span><text:s/>)<text:s/></text:p>
          </table:table-cell>
          <table:table-cell table:style-name="TableCell89">
            <text:p text:style-name="P90">(<text:span text:style-name="T91">約</text:span><text:s/>1<text:s/><text:span text:style-name="T92">分鐘</text:span>)</text:p>
          </table:table-cell>
        </table:table-row>
        <table:table-row table:style-name="TableRow93">
          <table:table-cell table:style-name="TableCell94">
            <text:p text:style-name="P95">4.</text:p>
          </table:table-cell>
          <table:table-cell table:style-name="TableCell96">
            <text:p text:style-name="內文"><text:span text:style-name="T97">主席報告</text:span></text:p>
          </table:table-cell>
          <table:table-cell table:style-name="TableCell98">
            <text:p text:style-name="P99">(<text:span text:style-name="T100">約</text:span><text:s/>1<text:s/><text:span text:style-name="T101">分鐘</text:span>)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<text:span text:style-name="T107">討論事項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5.</text:p>
          </table:table-cell>
          <table:table-cell table:style-name="TableCell113">
            <text:p text:style-name="P114"><text:span text:style-name="T115">常設事項</text:span><text:s/>—(i)<text:s/><text:span text:style-name="T116">市區重建局在中西區的項目</text:span><text:s/><text:span text:style-name="T117">滙報</text:span><text:line-break/><text:s/>(<text:span text:style-name="T118">中西區區議會文件第</text:span><text:s/>80/2020<text:s/><text:span text:style-name="T119">號</text:span><text:s/>)</text:p>
            <text:p text:style-name="P120"><text:s/>(ii)<text:s/><text:span text:style-name="T121">保育中環</text:span><text:s/></text:p>
            <text:p text:style-name="P122">(<text:span text:style-name="T123">中西區區議會文件第</text:span><text:s/>81/2020<text:s/><text:span text:style-name="T124">號</text:span><text:s/>)<text:s/></text:p>
            <text:p text:style-name="P125">(iii)<text:s/><text:span text:style-name="T126">明日大嶼</text:span><text:s/></text:p>
            <text:p text:style-name="P127">(<text:span text:style-name="T128">中西區區議會文件第</text:span><text:s/>82/2020<text:s/><text:span text:style-name="T129">號</text:span><text:s/>)</text:p>
          </table:table-cell>
          <table:table-cell table:style-name="TableCell130">
            <text:p text:style-name="P131">(<text:span text:style-name="T132">約</text:span><text:s/>45<text:s/><text:span text:style-name="T133">分鐘</text:span>)<text:line-break/></text:p>
            <text:p text:style-name="P134">(<text:span text:style-name="T135">約</text:span><text:s/>45<text:s/><text:span text:style-name="T136">分鐘</text:span>)</text:p>
            <text:p text:style-name="P137"><text:line-break/>(<text:span text:style-name="T138">約</text:span><text:s/>30<text:s/><text:span text:style-name="T139">分鐘</text:span>)</text:p>
          </table:table-cell>
        </table:table-row>
        <table:table-row table:style-name="TableRow140">
          <table:table-cell table:style-name="TableCell141">
            <text:p text:style-name="P142">6.</text:p>
          </table:table-cell>
          <table:table-cell table:style-name="TableCell143">
            <text:p text:style-name="內文"><text:span text:style-name="T144">中西區民政事務處對因武漢肺炎「加強中西區的衞生清潔服</text:span><text:s/><text:span text:style-name="T145">務」項目監管不力、導致區議會額外撥款無法被妥善運用，要</text:span><text:s/><text:span text:style-name="T146">求審計署盡快展開調查</text:span></text:p>
            <text:p text:style-name="內文">(<text:span text:style-name="T147">中西區區議會文件第</text:span><text:s/>76/2020<text:s/><text:span text:style-name="T148">號</text:span><text:s/>)<text:s/></text:p>
          </table:table-cell>
          <table:table-cell table:style-name="TableCell149">
            <text:p text:style-name="內文">(<text:span text:style-name="T150">約</text:span><text:s/>30<text:s/><text:span text:style-name="T151">分鐘</text:span>)</text:p>
          </table:table-cell>
        </table:table-row>
        <table:table-row table:style-name="TableRow152">
          <table:table-cell table:style-name="TableCell153">
            <text:p text:style-name="P154">7.</text:p>
          </table:table-cell>
          <table:table-cell table:style-name="TableCell155">
            <text:p text:style-name="P156">共創人豬共融之社區</text:p>
            <text:p text:style-name="內文">(<text:span text:style-name="T157">中西區區議會文件第</text:span><text:s/>77/2020<text:s/><text:span text:style-name="T158">號</text:span><text:s/>)<text:s/></text:p>
          </table:table-cell>
          <table:table-cell table:style-name="TableCell159">
            <text:p text:style-name="內文">(<text:span text:style-name="T160">約</text:span><text:s/>30<text:s/><text:span text:style-name="T161">分鐘</text:span>)</text:p>
            <text:p text:style-name="P162"/>
          </table:table-cell>
        </table:table-row>
        <table:table-row table:style-name="TableRow163">
          <table:table-cell table:style-name="TableCell164">
            <text:p text:style-name="P165">8.</text:p>
          </table:table-cell>
          <table:table-cell table:style-name="TableCell166">
            <text:p text:style-name="內文"><text:span text:style-name="T167">跟進卑路乍灣海濱長廊（第二階段）公共空間工程進度及日後開</text:span><text:s/><text:span text:style-name="T168">放詳情</text:span></text:p>
            <text:p text:style-name="內文">(<text:span text:style-name="T169">中西區區議會文件第</text:span><text:s/>79/2020<text:s/><text:span text:style-name="T170">號</text:span><text:s/>)<text:s/></text:p>
            <text:p text:style-name="P171"/>
          </table:table-cell>
          <table:table-cell table:style-name="TableCell172">
            <text:p text:style-name="內文">(<text:span text:style-name="T173">約</text:span><text:s/>30<text:s/><text:span text:style-name="T174">分鐘</text:span>)</text:p>
          </table:table-cell>
        </table:table-row>
        <table:table-row table:style-name="TableRow175">
          <table:table-cell table:style-name="TableCell176">
            <text:p text:style-name="P177">9.</text:p>
          </table:table-cell>
          <table:table-cell table:style-name="TableCell178">
            <text:p text:style-name="內文"><text:span text:style-name="T179">舉辦「樂在社區」計劃</text:span></text:p>
            <text:p text:style-name="內文">(<text:span text:style-name="T180">中西區區議會文件第</text:span><text:s/>83/2020<text:s/><text:span text:style-name="T181">號</text:span><text:s/>)<text:s/></text:p>
            <text:p text:style-name="P182"/>
          </table:table-cell>
          <table:table-cell table:style-name="TableCell183">
            <text:p text:style-name="內文">(<text:span text:style-name="T184">約</text:span><text:s/>30<text:s/><text:span text:style-name="T185">分鐘</text:span>)</text:p>
          </table:table-cell>
        </table:table-row>
        <table:table-row table:style-name="TableRow186">
          <table:table-cell table:style-name="TableCell187">
            <text:p text:style-name="P188">10.</text:p>
          </table:table-cell>
          <table:table-cell table:style-name="TableCell189">
            <text:p text:style-name="內文"><text:span text:style-name="T190">強烈要求立刻興建上環中港道（即上環消防局旁）多用途政府社</text:span><text:s/><text:span text:style-name="T191">區綜合大樓</text:span></text:p>
            <text:p text:style-name="內文">(<text:span text:style-name="T192">中西區區議會文件第</text:span><text:s/>84/2020<text:s/><text:span text:style-name="T193">號</text:span><text:s/>)<text:s/></text:p>
            <text:p text:style-name="P194"/>
          </table:table-cell>
          <table:table-cell table:style-name="TableCell195">
            <text:p text:style-name="內文">(<text:span text:style-name="T196">約</text:span><text:s/>30<text:s/><text:span text:style-name="T197">分鐘</text:span>)</text:p>
          </table:table-cell>
        </table:table-row>
        <table:table-row table:style-name="TableRow198">
          <table:table-cell table:style-name="TableCell199">
            <text:p text:style-name="P200">11.</text:p>
          </table:table-cell>
          <table:table-cell table:style-name="TableCell201">
            <text:p text:style-name="內文"><text:span text:style-name="T202">跟進前西區已婚警察宿舍的重建工程</text:span></text:p>
            <text:p text:style-name="內文">(<text:span text:style-name="T203">中西區區議會文件第</text:span><text:s/>85/2020<text:s/><text:span text:style-name="T204">號</text:span><text:s/>)<text:s/></text:p>
            <text:p text:style-name="P205"/>
          </table:table-cell>
          <table:table-cell table:style-name="TableCell206">
            <text:p text:style-name="內文">(<text:span text:style-name="T207">約</text:span><text:s/>30<text:s/><text:span text:style-name="T208">分鐘</text:span>)</text:p>
          </table:table-cell>
        </table:table-row>
        <table:table-row table:style-name="TableRow209">
          <table:table-cell table:style-name="TableCell210">
            <text:p text:style-name="P211">12</text:p>
          </table:table-cell>
          <table:table-cell table:style-name="TableCell212">
            <text:p text:style-name="內文"><text:span text:style-name="T213">譴責警方疏忽職守、缺席區議會會議；要求警方履行職責、按時</text:span><text:s/><text:span text:style-name="T214">出席區議會會議，回答議員提問及聆聽議員意見</text:span></text:p>
            <text:p text:style-name="內文">(<text:span text:style-name="T215">中西區區議會文件第</text:span><text:s/>86/2020<text:s/><text:span text:style-name="T216">號</text:span><text:s/>)<text:s/></text:p>
            <text:p text:style-name="P217"/>
          </table:table-cell>
          <table:table-cell table:style-name="TableCell218">
            <text:p text:style-name="內文">(<text:span text:style-name="T219">約</text:span><text:s/>30<text:s/><text:span text:style-name="T220">分鐘</text:span>)</text:p>
          </table:table-cell>
        </table:table-row>
        <table:table-row table:style-name="TableRow221">
          <table:table-cell table:style-name="TableCell222">
            <text:p text:style-name="P223">13.</text:p>
          </table:table-cell>
          <table:table-cell table:style-name="TableCell224">
            <text:p text:style-name="內文"><text:span text:style-name="T225">譴責中西區民政事務專員黃何詠詩及秘書處、越權政治審查及干</text:span><text:s/><text:span text:style-name="T226">預議員提交的討論文件並阻撓議會工作</text:span></text:p>
            <text:p text:style-name="內文">(<text:span text:style-name="T227">中西區區議會文件第</text:span><text:s/>87/2020<text:s/><text:span text:style-name="T228">號</text:span><text:s/>)<text:s/></text:p>
            <text:p text:style-name="P229"/>
          </table:table-cell>
          <table:table-cell table:style-name="TableCell230">
            <text:p text:style-name="內文">(<text:span text:style-name="T231">約</text:span><text:s/>30<text:s/><text:span text:style-name="T232">分鐘</text:span>)</text:p>
          </table:table-cell>
        </table:table-row>
        <table:table-row table:style-name="TableRow233">
          <table:table-cell table:style-name="TableCell234">
            <text:p text:style-name="P235">14.</text:p>
          </table:table-cell>
          <table:table-cell table:style-name="TableCell236">
            <text:p text:style-name="內文"><text:span text:style-name="T237">中西區區議會轄下各委員會會議報告</text:span></text:p>
            <text:list text:style-name="LFO1" text:continue-numbering="true">
              <text:list-item>
                <text:p text:style-name="P238"><text:span text:style-name="T239">政制及保安事務委員會</text:span><text:span text:style-name="T240"><text:s/></text:span><text:span text:style-name="T241"><text:line-break/>(</text:span><text:span text:style-name="T242">中西區區議會文件第</text:span><text:span text:style-name="T243"><text:s/>90/2020<text:s/></text:span><text:span text:style-name="T244">號</text:span><text:span text:style-name="T245"><text:s/>)<text:s/></text:span></text:p>
              </text:list-item>
              <text:list-item>
                <text:p text:style-name="P246"><text:span text:style-name="T247">文化、教育、醫療、康樂及社會事務委員會</text:span><text:span text:style-name="T248"><text:line-break/></text:span><text:span text:style-name="T249"><text:s/>(</text:span><text:span text:style-name="T250">中西區區議會</text:span><text:span text:style-name="T251"><text:s/></text:span><text:span text:style-name="T252">文件第</text:span><text:span text:style-name="T253"><text:s/>91/2020<text:s/></text:span><text:span text:style-name="T254">號</text:span><text:span text:style-name="T255"><text:s/>)<text:s/></text:span></text:p>
              </text:list-item>
              <text:list-item>
                <text:p text:style-name="P256"><text:span text:style-name="T257">地區工程及設施管理委員會</text:span><text:span text:style-name="T258"><text:s/></text:span><text:span text:style-name="T259"><text:line-break/>(</text:span><text:span text:style-name="T260">中西區區議會文件第</text:span><text:span text:style-name="T261"><text:s/>92/2020<text:s/></text:span><text:span text:style-name="T262">號</text:span><text:span text:style-name="T263"><text:s/>)<text:s/></text:span></text:p>
              </text:list-item>
              <text:list-item>
                <text:p text:style-name="P264"><text:span text:style-name="T265"><text:s/></text:span><text:span text:style-name="T266">樓宇管理、環境衞生及工務委員會</text:span><text:span text:style-name="T267"><text:s/></text:span><text:span text:style-name="T268"><text:line-break/>(</text:span><text:span text:style-name="T269">中西區區議會文件第</text:span><text:span text:style-name="T270"><text:s/>93/2020<text:s/></text:span><text:span text:style-name="T271">號</text:span><text:span text:style-name="T272"><text:s/>)<text:s/></text:span></text:p>
              </text:list-item>
              <text:list-item>
                <text:p text:style-name="P273"><text:span text:style-name="T274">交通及運輸委員會</text:span><text:span text:style-name="T275"><text:line-break/></text:span><text:span text:style-name="T276"><text:s/>(</text:span><text:span text:style-name="T277">中西區區議會文件第</text:span><text:span text:style-name="T278"><text:s/>94/2020<text:s/></text:span><text:span text:style-name="T279">號</text:span><text:span text:style-name="T280"><text:s/>)<text:s/></text:span></text:p>
              </text:list-item>
              <text:list-item>
                <text:p text:style-name="P281"><text:span text:style-name="T282">財務委員會</text:span><text:span text:style-name="T283"><text:line-break/></text:span><text:span text:style-name="T284"><text:s/>(</text:span><text:span text:style-name="T285">中西區區議會文件第</text:span><text:span text:style-name="T286"><text:s/>95/2020<text:s/></text:span><text:span text:style-name="T287">號</text:span><text:span text:style-name="T288"><text:s/>)<text:s/></text:span></text:p>
              </text:list-item>
            </text:list>
          </table:table-cell>
          <table:table-cell table:style-name="TableCell289">
            <text:p text:style-name="內文">(<text:span text:style-name="T290">約</text:span><text:s/>5<text:s/><text:span text:style-name="T291">分鐘</text:span>)</text:p>
          </table:table-cell>
        </table:table-row>
        <table:table-row table:style-name="TableRow292">
          <table:table-cell table:style-name="TableCell293">
            <text:p text:style-name="P294">15.</text:p>
          </table:table-cell>
          <table:table-cell table:style-name="TableCell295">
            <text:p text:style-name="內文"><text:span text:style-name="T296">二</text:span>○<text:span text:style-name="T297">二</text:span>○<text:span text:style-name="T298">至二</text:span>○<text:s/><text:span text:style-name="T299">二</text:span><text:s/><text:span text:style-name="T300">一年度中西區區議會工作小組報告</text:span></text:p>
          </table:table-cell>
          <table:table-cell table:style-name="TableCell301">
            <text:p text:style-name="內文">(<text:span text:style-name="T302">約</text:span><text:s/>2<text:s/><text:span text:style-name="T303">分鐘</text:span>)</text:p>
          </table:table-cell>
        </table:table-row>
        <table:table-row table:style-name="TableRow304">
          <table:table-cell table:style-name="TableCell305">
            <text:p text:style-name="P306">16.</text:p>
          </table:table-cell>
          <table:table-cell table:style-name="TableCell307">
            <text:p text:style-name="內文"><text:span text:style-name="T308">中西區各分區委員會會議報告</text:span></text:p>
            <text:p text:style-name="內文">(<text:span text:style-name="T309">中西區區議會文件第</text:span><text:s/>96/2020<text:s/><text:span text:style-name="T310">號</text:span><text:s/>)<text:s/></text:p>
          </table:table-cell>
          <table:table-cell table:style-name="TableCell311">
            <text:p text:style-name="內文">(<text:span text:style-name="T312">約</text:span><text:s/>2<text:s/><text:span text:style-name="T313">分鐘</text:span>)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內文"><text:span text:style-name="T318">書</text:span><text:s/><text:span text:style-name="T319">面問題</text:span></text:p>
          </table:table-cell>
          <table:table-cell table:style-name="TableCell320">
            <text:p text:style-name="內文"/>
          </table:table-cell>
        </table:table-row>
        <table:table-row table:style-name="TableRow321">
          <table:table-cell table:style-name="TableCell322">
            <text:p text:style-name="P323">17.</text:p>
          </table:table-cell>
          <table:table-cell table:style-name="TableCell324">
            <text:p text:style-name="內文"><text:span text:style-name="T325">強烈要求政府向武漢肺炎（</text:span>COVID-19<text:span text:style-name="T326">）確診者的大廈居民提供</text:span><text:s/><text:span text:style-name="T327">確診者的居住單位位置</text:span><text:s/>(<text:span text:style-name="T328">中西區區議會書面問題</text:span><text:s/><text:span text:style-name="T329">第</text:span><text:s/>1/2020<text:s/><text:span text:style-name="T330">號</text:span><text:s/>)<text:s/></text:p>
          </table:table-cell>
          <table:table-cell table:style-name="TableCell331">
            <text:p text:style-name="內文"/>
          </table:table-cell>
        </table:table-row>
        <table:table-row table:style-name="TableRow332">
          <table:table-cell table:style-name="TableCell333">
            <text:p text:style-name="P334">18.</text:p>
          </table:table-cell>
          <table:table-cell table:style-name="TableCell335">
            <text:p text:style-name="內文"><text:span text:style-name="T336">其他事項</text:span></text:p>
            <text:p text:style-name="P337"/>
          </table:table-cell>
          <table:table-cell table:style-name="TableCell338">
            <text:p text:style-name="內文"/>
          </table:table-cell>
        </table:table-row>
        <table:table-row table:style-name="TableRow339">
          <table:table-cell table:style-name="TableCell340">
            <text:p text:style-name="P341">19.</text:p>
          </table:table-cell>
          <table:table-cell table:style-name="TableCell342">
            <text:p text:style-name="內文"><text:span text:style-name="T343">下次會議日期</text:span><text:s/><text:span text:style-name="T344">︰</text:span><text:s/><text:span text:style-name="T345">二</text:span>○<text:span text:style-name="T346">二</text:span>○<text:s/><text:span text:style-name="T347">年</text:span><text:s/><text:span text:style-name="T348">七</text:span><text:s/><text:span text:style-name="T349">月</text:span><text:s/><text:span text:style-name="T350">二</text:span><text:s/><text:span text:style-name="T351">十</text:span><text:s/><text:span text:style-name="T352">三</text:span><text:s/><text:span text:style-name="T353">日</text:span><text:s/></text:p>
            <text:p text:style-name="內文"><text:span text:style-name="T354">政府部門文件截交日期︰二</text:span><text:s/>○<text:s/><text:span text:style-name="T355">二</text:span><text:s/>○<text:s/><text:span text:style-name="T356">年</text:span><text:s/><text:span text:style-name="T357">七</text:span><text:s/><text:span text:style-name="T358">月</text:span><text:s/><text:span text:style-name="T359">二</text:span><text:s/><text:span text:style-name="T360">日</text:span><text:s/></text:p>
            <text:p text:style-name="內文"><text:span text:style-name="T361">議員文件截交日期</text:span><text:s/><text:span text:style-name="T362">︰</text:span><text:s/><text:span text:style-name="T363">二</text:span>○<text:span text:style-name="T364">二</text:span>○<text:s/><text:span text:style-name="T365">年</text:span><text:s/><text:span text:style-name="T366">七</text:span><text:s/><text:span text:style-name="T367">月</text:span><text:s/><text:span text:style-name="T368">八</text:span><text:s/><text:span text:style-name="T369">日</text:span></text:p>
            <text:p text:style-name="P370"/>
          </table:table-cell>
          <table:table-cell table:style-name="TableCell371">
            <text:p text:style-name="內文"/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5%" fo:background-color="transparent" style:tab-stop-distance="0.3333in"/>
      <style:text-properties style:font-name="Century Schoolbook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border="0.0416in solid #6F6F74" fo:padding="0in" style:shadow="none" style:vertical-align="baseline" fo:line-height="115%" fo:background-color="#6F6F74"/>
      <style:text-properties style:font-name="Century Schoolbook" style:font-name-asian="新細明體"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標題2" style:display-name="標題 2" style:family="paragraph" style:parent-style-name="內文" style:next-style-name="內文" style:default-outline-level="2">
      <style:paragraph-properties fo:border="0.0416in solid #E2E2E3" fo:padding="0in" style:shadow="none" style:vertical-align="baseline" fo:line-height="115%" fo:background-color="#E2E2E3"/>
      <style:text-properties style:font-name="Century Schoolbook" style:font-name-asian="新細明體" fo:text-transform="uppercase" fo:letter-spacing="0.0104in" fo:font-size="11pt" style:font-size-asian="11pt" style:font-size-complex="11pt" fo:hyphenate="false"/>
    </style:style>
    <style:style style:name="標題3" style:display-name="標題 3" style:family="paragraph" style:parent-style-name="內文" style:next-style-name="內文" style:default-outline-level="3">
      <style:paragraph-properties fo:border-top="0.0104in solid #6F6F74" fo:border-left="0.0104in solid #6F6F74" fo:border-bottom="none" fo:border-right="none" fo:padding-top="0.0277in" fo:padding-left="0.0277in" fo:padding-bottom="0in" fo:padding-right="0in" style:shadow="none" fo:margin-top="0.2083in"/>
      <style:text-properties fo:text-transform="uppercase" fo:color="#373739" fo:letter-spacing="0.0104in" fo:font-size="11pt" style:font-size-asian="11pt" style:font-size-complex="11pt" fo:hyphenate="false"/>
    </style:style>
    <style:style style:name="標題4" style:display-name="標題 4" style:family="paragraph" style:parent-style-name="內文" style:next-style-name="內文" style:default-outline-level="4">
      <style:paragraph-properties fo:border-top="0.0104in dotted #6F6F74" fo:border-left="0.0104in dotted #6F6F74" fo:border-bottom="none" fo:border-right="none" fo:padding-top="0.0277in" fo:padding-left="0.0277in" fo:padding-bottom="0in" fo:padding-right="0in" style:shadow="none" fo:margin-top="0.2083in"/>
      <style:text-properties fo:text-transform="uppercase" fo:color="#535356" fo:letter-spacing="0.0069in" fo:font-size="11pt" style:font-size-asian="11pt" style:font-size-complex="11pt" fo:hyphenate="false"/>
    </style:style>
    <style:style style:name="標題5" style:display-name="標題 5" style:family="paragraph" style:parent-style-name="內文" style:next-style-name="內文" style:default-outline-level="5">
      <style:paragraph-properties fo:border-top="none" fo:border-left="none" fo:border-bottom="0.0104in solid #6F6F74" fo:border-right="none" fo:padding-top="0in" fo:padding-left="0in" fo:padding-bottom="0.0138in" fo:padding-right="0in" style:shadow="none" fo:margin-top="0.2083in"/>
      <style:text-properties fo:text-transform="uppercase" fo:color="#535356" fo:letter-spacing="0.0069in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border-top="none" fo:border-left="none" fo:border-bottom="0.0104in dotted #6F6F74" fo:border-right="none" fo:padding-top="0in" fo:padding-left="0in" fo:padding-bottom="0.0138in" fo:padding-right="0in" style:shadow="none" fo:margin-top="0.2083in"/>
      <style:text-properties fo:text-transform="uppercase" fo:color="#535356" fo:letter-spacing="0.0069in" fo:font-size="11pt" style:font-size-asian="11pt" style:font-size-complex="11pt" fo:hyphenate="false"/>
    </style:style>
    <style:style style:name="標題7" style:display-name="標題 7" style:family="paragraph" style:parent-style-name="內文" style:next-style-name="內文" style:default-outline-level="7">
      <style:paragraph-properties style:vertical-align="baseline" fo:margin-top="0.2083in" fo:line-height="115%"/>
      <style:text-properties style:font-name="Century Schoolbook" style:font-name-asian="新細明體" fo:text-transform="uppercase" fo:color="#535356" fo:letter-spacing="0.0069in" fo:font-size="11pt" style:font-size-asian="11pt" style:font-size-complex="11pt" fo:hyphenate="false"/>
    </style:style>
    <style:style style:name="標題8" style:display-name="標題 8" style:family="paragraph" style:parent-style-name="內文" style:next-style-name="內文" style:default-outline-level="8">
      <style:paragraph-properties style:vertical-align="baseline" fo:margin-top="0.2083in" fo:line-height="115%"/>
      <style:text-properties style:font-name="Century Schoolbook" style:font-name-asian="新細明體" fo:text-transform="uppercase" fo:letter-spacing="0.0069in" fo:font-size="9pt" style:font-size-asian="9pt" style:font-size-complex="9pt" fo:hyphenate="false"/>
    </style:style>
    <style:style style:name="標題9" style:display-name="標題 9" style:family="paragraph" style:parent-style-name="內文" style:next-style-name="內文" style:default-outline-level="9">
      <style:paragraph-properties style:vertical-align="baseline" fo:margin-top="0.2083in" fo:line-height="115%"/>
      <style:text-properties style:font-name="Century Schoolbook" style:font-name-asian="新細明體" fo:font-style="italic" style:font-style-asian="italic" fo:text-transform="uppercase" fo:letter-spacing="0.0069in" fo:font-size="9pt" style:font-size-asian="9pt" style:font-size-complex="9pt" fo:hyphenate="false"/>
    </style:style>
    <style:style style:name="內文" style:display-name="內文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fo:font-weight="bold" style:font-weight-asian="bold" style:font-weight-complex="bold" fo:text-transform="uppercase" fo:color="#FFFFFF" fo:letter-spacing="0.0104in" fo:background-color="#6F6F74"/>
    </style:style>
    <style:style style:name="標題2字元" style:display-name="標題 2 字元" style:family="text" style:parent-style-name="預設段落字型">
      <style:text-properties fo:text-transform="uppercase" fo:letter-spacing="0.0104in" fo:background-color="#E2E2E3"/>
    </style:style>
    <style:style style:name="標題3字元" style:display-name="標題 3 字元" style:family="text" style:parent-style-name="預設段落字型">
      <style:text-properties fo:text-transform="uppercase" fo:color="#373739" fo:letter-spacing="0.0104in"/>
    </style:style>
    <style:style style:name="標題4字元" style:display-name="標題 4 字元" style:family="text" style:parent-style-name="預設段落字型">
      <style:text-properties fo:text-transform="uppercase" fo:color="#535356" fo:letter-spacing="0.0069in"/>
    </style:style>
    <style:style style:name="標題5字元" style:display-name="標題 5 字元" style:family="text" style:parent-style-name="預設段落字型">
      <style:text-properties fo:text-transform="uppercase" fo:color="#535356" fo:letter-spacing="0.0069in"/>
    </style:style>
    <style:style style:name="標題6字元" style:display-name="標題 6 字元" style:family="text" style:parent-style-name="預設段落字型">
      <style:text-properties fo:text-transform="uppercase" fo:color="#535356" fo:letter-spacing="0.0069in"/>
    </style:style>
    <style:style style:name="標題7字元" style:display-name="標題 7 字元" style:family="text" style:parent-style-name="預設段落字型">
      <style:text-properties fo:text-transform="uppercase" fo:color="#535356" fo:letter-spacing="0.0069in"/>
    </style:style>
    <style:style style:name="標題8字元" style:display-name="標題 8 字元" style:family="text" style:parent-style-name="預設段落字型">
      <style:text-properties fo:text-transform="uppercase" fo:letter-spacing="0.0069in" fo:font-size="9pt" style:font-size-asian="9pt" style:font-size-complex="9pt"/>
    </style:style>
    <style:style style:name="標題9字元" style:display-name="標題 9 字元" style:family="text" style:parent-style-name="預設段落字型">
      <style:text-properties fo:font-style="italic" style:font-style-asian="italic" fo:text-transform="uppercase" fo:letter-spacing="0.0069in" fo:font-size="9pt" style:font-size-asian="9pt" style:font-size-complex="9pt"/>
    </style:style>
    <style:style style:name="標號" style:display-name="標號" style:family="paragraph" style:parent-style-name="內文" style:next-style-name="內文">
      <style:paragraph-properties style:vertical-align="baseline" fo:margin-bottom="0.0833in" fo:line-height="115%"/>
      <style:text-properties style:font-name="Century Schoolbook" style:font-name-asian="新細明體" fo:font-weight="bold" style:font-weight-asian="bold" style:font-weight-complex="bold" fo:color="#535356" fo:font-size="8pt" style:font-size-asian="8pt" style:font-size-complex="8pt" fo:hyphenate="false"/>
    </style:style>
    <style:style style:name="標題" style:display-name="標題" style:family="paragraph" style:parent-style-name="內文" style:next-style-name="內文">
      <style:paragraph-properties style:vertical-align="baseline" fo:margin-top="0.5in" fo:margin-bottom="0.0833in" fo:line-height="115%"/>
      <style:text-properties style:font-name="Century Schoolbook" style:font-name-asian="新細明體" fo:text-transform="uppercase" fo:color="#6F6F74" fo:letter-spacing="0.0069in" style:letter-kerning="true" fo:font-size="26pt" style:font-size-asian="26pt" style:font-size-complex="26pt" fo:hyphenate="false"/>
    </style:style>
    <style:style style:name="標題字元" style:display-name="標題 字元" style:family="text" style:parent-style-name="預設段落字型">
      <style:text-properties fo:text-transform="uppercase" fo:color="#6F6F74" fo:letter-spacing="0.0069in" style:letter-kerning="true" fo:font-size="26pt" style:font-size-asian="26pt" style:font-size-complex="26pt"/>
    </style:style>
    <style:style style:name="副標題" style:display-name="副標題" style:family="paragraph" style:parent-style-name="內文" style:next-style-name="內文">
      <style:paragraph-properties style:vertical-align="baseline" fo:margin-bottom="0.6944in"/>
      <style:text-properties style:font-name="Century Schoolbook" style:font-name-asian="新細明體" fo:text-transform="uppercase" fo:color="#595959" fo:letter-spacing="0.0069in" fo:hyphenate="false"/>
    </style:style>
    <style:style style:name="副標題字元" style:display-name="副標題 字元" style:family="text" style:parent-style-name="預設段落字型">
      <style:text-properties fo:text-transform="uppercase" fo:color="#595959" fo:letter-spacing="0.0069in" fo:font-size="12pt" style:font-size-asian="12pt" style:font-size-complex="12pt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強調斜體" style:display-name="強調斜體" style:family="text">
      <style:text-properties fo:text-transform="uppercase" fo:color="#373739" fo:letter-spacing="0.0034in"/>
    </style:style>
    <style:style style:name="無間距" style:display-name="無間距" style:family="paragraph" style:parent-style-name="內文">
      <style:paragraph-properties style:vertical-align="baseline"/>
      <style:text-properties style:font-name="Century Schoolbook" style:font-name-asian="新細明體" fo:font-size="10pt" style:font-size-asian="10pt" style:font-size-complex="10pt" fo:hyphenate="false"/>
    </style:style>
    <style:style style:name="無間距字元" style:display-name="無間距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style:vertical-align="baseline" fo:margin-bottom="0.0833in" fo:line-height="115%" fo:margin-left="0.5in">
        <style:tab-stops/>
      </style:paragraph-properties>
      <style:text-properties style:font-name="Century Schoolbook" style:font-name-asian="新細明體" fo:font-size="10pt" style:font-size-asian="10pt" style:font-size-complex="10pt" fo:hyphenate="false"/>
    </style:style>
    <style:style style:name="引文" style:display-name="引文" style:family="paragraph" style:parent-style-name="內文" style:next-style-name="內文">
      <style:paragraph-properties style:vertical-align="baseline" fo:margin-bottom="0.0833in" fo:line-height="115%"/>
      <style:text-properties style:font-name="Century Schoolbook" style:font-name-asian="新細明體" fo:font-style="italic" style:font-style-asian="italic" style:font-style-complex="italic" fo:font-size="10pt" style:font-size-asian="10pt" style:font-size-complex="10pt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font-size="10pt" style:font-size-asian="10pt" style:font-size-complex="10pt"/>
    </style:style>
    <style:style style:name="鮮明引文" style:display-name="鮮明引文" style:family="paragraph" style:parent-style-name="內文" style:next-style-name="內文">
      <style:paragraph-properties fo:border-top="0.0069in solid #6F6F74" fo:border-left="0.0069in solid #6F6F74" fo:border-bottom="none" fo:border-right="none" fo:padding-top="0.1388in" fo:padding-left="0.1388in" fo:padding-bottom="0in" fo:padding-right="0in" style:shadow="none" fo:text-align="justify" style:vertical-align="baseline" fo:line-height="115%" fo:margin-left="0.9in" fo:margin-right="0.8in">
        <style:tab-stops/>
      </style:paragraph-properties>
      <style:text-properties style:font-name="Century Schoolbook" style:font-name-asian="新細明體" fo:font-style="italic" style:font-style-asian="italic" style:font-style-complex="italic" fo:color="#6F6F74" fo:font-size="10pt" style:font-size-asian="10pt" style:font-size-complex="10pt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6F6F74" fo:font-size="10pt" style:font-size-asian="10pt" style:font-size-complex="10pt"/>
    </style:style>
    <style:style style:name="區別強調" style:display-name="區別強調" style:family="text">
      <style:text-properties fo:font-style="italic" style:font-style-asian="italic" style:font-style-complex="italic" fo:color="#373739"/>
    </style:style>
    <style:style style:name="鮮明強調" style:display-name="鮮明強調" style:family="text">
      <style:text-properties fo:font-weight="bold" style:font-weight-asian="bold" style:font-weight-complex="bold" fo:text-transform="uppercase" fo:color="#373739" fo:letter-spacing="0.0069in"/>
    </style:style>
    <style:style style:name="區別參考" style:display-name="區別參考" style:family="text">
      <style:text-properties fo:font-weight="bold" style:font-weight-asian="bold" style:font-weight-complex="bold" fo:color="#6F6F74"/>
    </style:style>
    <style:style style:name="鮮明參考" style:display-name="鮮明參考" style:family="text">
      <style:text-properties fo:font-weight="bold" style:font-weight-asian="bold" style:font-weight-complex="bold" fo:font-style="italic" style:font-style-asian="italic" style:font-style-complex="italic" fo:text-transform="uppercase" fo:color="#6F6F74"/>
    </style:style>
    <style:style style:name="書名" style:display-name="書名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目錄標題" style:display-name="目錄標題" style:family="paragraph" style:parent-style-name="標題1" style:next-style-name="內文" style:default-outline-level="1">
      <style:text-properties fo:hyphenate="false"/>
    </style:style>
    <style:style style:name="內文Web" style:display-name="內文 (Web)" style:family="paragraph" style:parent-style-name="內文">
      <style:paragraph-properties style:vertical-align="baseline" fo:margin-top="0.0694in" fo:margin-bottom="0.0694in"/>
      <style:text-properties fo:hyphenate="false"/>
    </style:style>
    <style:style style:name="頁首" style:display-name="頁首" style:family="paragraph" style:parent-style-name="內文">
      <style:paragraph-properties style:snap-to-layout-grid="false" style:vertical-align="baseline" fo:margin-bottom="0.0833in" fo:line-height="115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entury Schoolbook" style:font-name-asian="新細明體"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 style:vertical-align="baseline" fo:margin-bottom="0.0833in" fo:line-height="115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entury Schoolbook" style:font-name-asian="新細明體"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909in" fo:margin-left="0.9541in" fo:margin-bottom="0.1166in" fo:margin-right="0.7138in" style:num-format="1" style:writing-mode="lr-tb" style:layout-grid-mode="line" style:layout-grid-lines="3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8833in"/>
      </style:footer-style>
    </style:page-layout>
    <style:style style:name="P2" style:parent-style-name="頁首" style:family="paragraph">
      <style:paragraph-properties fo:margin-left="-0.1972in" fo:text-indent="0.1965in">
        <style:tab-stops>
          <style:tab-stop style:type="center" style:position="3.0812in"/>
          <style:tab-stop style:type="right" style:position="5.9652in"/>
        </style:tab-stops>
      </style:paragraph-properties>
    </style:style>
    <style:style style:name="T3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圖片 5" text:anchor-type="paragraph" svg:x="-0.64861in" svg:y="-0.49375in" svg:width="8.03889in" svg:height="0.96389in" style:rel-width="scale" style:rel-height="scale"><draw:image xlink:href="media/image1.jpeg" xlink:type="simple" xlink:show="embed" xlink:actuate="onLoad"/><svg:title/><svg:desc>page1image1776960</svg:desc></draw:frame></text:span></text:p>
      </style:header>
      <style:footer>
        <text:p text:style-name="頁尾"><draw:frame draw:z-index="251661312" draw:id="id0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Yip 葉錦龍</meta:initial-creator>
    <dc:creator>Sam Yip 葉錦龍</dc:creator>
    <meta:creation-date>2020-08-06T18:39:00Z</meta:creation-date>
    <dc:date>2020-08-06T19:01:00Z</dc:date>
    <meta:template xlink:href="Normal.dotm" xlink:type="simple"/>
    <meta:editing-cycles>3</meta:editing-cycles>
    <meta:editing-duration>PT480S</meta:editing-duration>
    <meta:document-statistic meta:page-count="2" meta:paragraph-count="3" meta:word-count="234" meta:character-count="1565" meta:row-count="11" meta:non-whitespace-character-count="1334"/>
  </office:meta>
</office:document-meta>
</file>